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ba5f" officeooo:paragraph-rsid="000aba5f"/>
    </style:style>
    <style:style style:name="T1" style:family="text">
      <style:text-properties officeooo:rsid="00105259"/>
    </style:style>
    <style:style style:name="T2" style:family="text">
      <style:text-properties officeooo:rsid="0010e0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ymagania STRQ</text:p>
      <text:p text:style-name="P1"/>
      <text:p text:style-name="P1"><text:span text:style-name="T2">1</text:span> Umożliwienie planowania tras i przejazdów</text:p>
      <text:p text:style-name="P1"><text:span text:style-name="T2">2</text:span> <text:span text:style-name="T1">Usprawnienie zarządzania flotą pojazdów</text:span></text:p>
      <text:p text:style-name="P1"><text:span text:style-name="T2">3</text:span> Umożliwi<text:span text:style-name="T2">e</text:span>nie zarządzania użytkownikami</text:p>
      <text:p text:style-name="P1"><text:span text:style-name="T2">4</text:span> Usprawnienie procesu serisowania pojazdów</text:p>
      <text:p text:style-name="P1"><text:span text:style-name="T2">5</text:span> Zwiększenie liczby klientów</text:p>
      <text:p text:style-name="P1"><text:span text:style-name="T2">6</text:span> Ułatwienie procesu zakupu biletu</text:p>
      <text:p text:style-name="P1"><text:span text:style-name="T2">7</text:span> <text:span text:style-name="T1">Zwiększenie czytelności informacji o dostępnych zniżkach</text:span></text:p>
      <text:p text:style-name="P1"><text:span text:style-name="T2">8</text:span> Usprawnienie komunikacji z klientami</text:p>
      <text:p text:style-name="P1"><text:span text:style-name="T2">9</text:span> <text:span text:style-name="T1">Przyspieszenie procesu rozpatrywania reklamacj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2:27:46.807240010</meta:creation-date>
    <dc:date>2019-03-25T18:42:00.409675426</dc:date>
    <meta:editing-duration>PT16M2S</meta:editing-duration>
    <meta:editing-cycles>3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10" meta:word-count="48" meta:character-count="389" meta:non-whitespace-character-count="351"/>
  </office:meta>
</office:document-meta>
</file>